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457cm" fo:min-width="1.268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57cm" fo:min-width="2.506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57cm" fo:min-width="1.798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gr6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none" fo:min-height="2.5cm" loext:decorative="false"/>
      <style:paragraph-properties style:writing-mode="lr-tb"/>
    </style:style>
    <style:style style:name="gr8" style:family="graphic" style:parent-style-name="standard">
      <style:graphic-properties draw:stroke="dash" draw:stroke-dash="Long_20_Dash" draw:fill="none" loext:fill-use-slide-background="false" draw:textarea-horizontal-align="justify" draw:textarea-vertical-align="middle" draw:auto-grow-height="false" fo:min-height="0.457cm" fo:min-width="2.506cm" style:writing-mode="lr-tb" loext:decorative="false"/>
      <style:paragraph-properties style:writing-mode="lr-tb"/>
    </style:style>
    <style:style style:name="gr9" style:family="graphic" style:parent-style-name="objectwithoutfill">
      <style:graphic-properties draw:stroke="dash" draw:stroke-dash="Long_20_Dash" draw:marker-end="Puntas_20_de_20_flecha_20_4" draw:marker-end-width="0.3cm" draw:fill="none" draw:textarea-vertical-align="middle" loext:decorative="false"/>
    </style:style>
    <style:style style:name="gr10" style:family="graphic" style:parent-style-name="standard">
      <style:graphic-properties draw:stroke="dash" draw:stroke-dash="Long_20_Dash" draw:fill="none" loext:fill-use-slide-background="false" draw:textarea-horizontal-align="justify" draw:textarea-vertical-align="middle" draw:auto-grow-height="false" fo:min-height="0.457cm" fo:min-width="1.268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ff8000" draw:fill="none" loext:fill-use-slide-background="false" draw:textarea-horizontal-align="justify" draw:textarea-vertical-align="middle" draw:auto-grow-height="false" fo:min-height="0.5cm" fo:min-width="3.75cm" loext:decorative="false"/>
    </style:style>
    <style:style style:name="gr12" style:family="graphic" style:parent-style-name="standard">
      <style:graphic-properties svg:stroke-color="#ff8000" draw:fill="none" loext:fill-use-slide-background="false" draw:textarea-horizontal-align="justify" draw:textarea-vertical-align="middle" draw:auto-grow-height="false" fo:min-height="1.25cm" fo:min-width="11.5cm" loext:decorative="false"/>
    </style:style>
    <style:style style:name="gr13" style:family="graphic" style:parent-style-name="objectwithoutfill">
      <style:graphic-properties svg:stroke-color="#ff8000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.457cm" fo:min-width="1.446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ff8000" draw:fill="none" loext:fill-use-slide-background="false" draw:textarea-horizontal-align="justify" draw:textarea-vertical-align="middle" draw:auto-grow-height="false" fo:min-height="5.25cm" fo:min-width="4.75cm" loext:decorative="false"/>
    </style:style>
    <style:style style:name="gr16" style:family="graphic" style:parent-style-name="standard">
      <style:graphic-properties svg:stroke-color="#ff8000" draw:fill="none" loext:fill-use-slide-background="false" draw:textarea-horizontal-align="justify" draw:textarea-vertical-align="middle" draw:auto-grow-height="false" fo:min-height="1.25cm" fo:min-width="12cm" loext:decorative="false"/>
    </style:style>
    <style:style style:name="gr17" style:family="graphic" style:parent-style-name="standard">
      <style:graphic-properties svg:stroke-color="#ff8000" draw:fill="none" loext:fill-use-slide-background="false" draw:textarea-horizontal-align="justify" draw:textarea-vertical-align="middle" draw:auto-grow-height="false" fo:min-height="1.25cm" fo:min-width="12.25cm" loext:decorative="false"/>
    </style:style>
    <style:style style:name="co1" style:family="table-column">
      <style:table-column-properties style:column-width="2.293cm" style:use-optimal-column-width="false"/>
    </style:style>
    <style:style style:name="co2" style:family="table-column">
      <style:table-column-properties style:column-width="3.142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 style:writing-mode="lr-tb"/>
      <style:text-properties fo:font-size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 style:writing-mode="lr-tb"/>
      <style:text-properties fo:font-size="16pt"/>
    </style:style>
    <style:style style:name="T1" style:family="text">
      <style:text-properties fo:font-size="16pt"/>
    </style:style>
    <style:style style:name="T2" style:family="text">
      <style:text-properties fo:font-size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5.434cm" svg:height="2.885cm" svg:x="2.573cm" svg:y="12.09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?s</text:p>
              </table:table-cell>
              <table:table-cell>
                <text:p>?o</text:p>
              </table:table-cell>
            </table:table-row>
            <table:table-row table:style-name="ro1" table:default-cell-style-name="bg-none">
              <table:table-cell>
                <text:p>Jon</text:p>
              </table:table-cell>
              <table:table-cell>
                <text:p>Donostia</text:p>
              </table:table-cell>
            </table:table-row>
            <table:table-row table:style-name="ro1" table:default-cell-style-name="bg-none">
              <table:table-cell>
                <text:p>Mikel</text:p>
              </table:table-cell>
              <table:table-cell>
                <text:p>Donostia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2" xml:id="id1" draw:id="id1" draw:layer="layout" svg:width="2.5cm" svg:height="0.999cm" svg:x="14.25cm" svg:y="6.001cm">
          <text:p text:style-name="P1"><text:span text:style-name="T1">J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4.25cm" svg:height="0.999cm" svg:x="21.5cm" svg:y="6.001cm">
          <text:p text:style-name="P1"><text:span text:style-name="T1">Donost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3.25cm" svg:height="0.999cm" svg:x="22cm" svg:y="9.751cm">
          <text:p text:style-name="P1"><text:span text:style-name="T1">Mik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6.75cm" svg:y1="6.501cm" svg:x2="21.5cm" svg:y2="6.501cm" draw:start-shape="id1" draw:start-glue-point="10" draw:end-shape="id2" draw:end-glue-point="6" svg:d="M16750 6501h4750" svg:viewBox="0 0 4751 1">
          <text:p/>
        </draw:connector>
        <draw:frame draw:style-name="gr6" draw:text-style-name="P4" draw:layer="layout" svg:width="3.008cm" svg:height="0.963cm" svg:x="17.75cm" svg:y="5.75cm">
          <draw:text-box>
            <text:p><text:span text:style-name="T2">bizilekua</text:span></text:p>
          </draw:text-box>
        </draw:frame>
        <draw:connector draw:style-name="gr5" draw:text-style-name="P3" draw:layer="layout" draw:type="line" svg:x1="23.625cm" svg:y1="9.751cm" svg:x2="23.625cm" svg:y2="7cm" draw:start-shape="id3" draw:start-glue-point="4" draw:end-shape="id2" draw:end-glue-point="8" svg:d="M23625 9751v-2751" svg:viewBox="0 0 1 2752">
          <text:p/>
        </draw:connector>
        <draw:connector draw:style-name="gr5" draw:text-style-name="P3" draw:layer="layout" draw:type="line" svg:x1="16.384cm" svg:y1="6.854cm" svg:x2="22cm" svg:y2="10.251cm" draw:start-shape="id1" draw:start-glue-point="9" draw:end-shape="id3" draw:end-glue-point="6" svg:d="M16384 6854l5616 3397" svg:viewBox="0 0 5617 3398">
          <text:p/>
        </draw:connector>
        <draw:frame draw:style-name="gr6" draw:text-style-name="P4" draw:layer="layout" svg:width="3.008cm" svg:height="0.963cm" draw:transform="rotate (1.5707963267949) translate (23cm 9.259cm)">
          <draw:text-box>
            <text:p><text:span text:style-name="T2">bizilekua</text:span></text:p>
          </draw:text-box>
        </draw:frame>
        <draw:frame draw:style-name="gr6" draw:text-style-name="P4" draw:layer="layout" svg:width="3.008cm" svg:height="0.963cm" draw:transform="rotate (-0.488692190558412) translate (16.895cm 7.887cm)">
          <draw:text-box>
            <text:p><text:span text:style-name="T2">laguna</text:span></text:p>
          </draw:text-box>
        </draw:frame>
        <draw:frame draw:style-name="gr7" draw:text-style-name="P7" draw:layer="layout" svg:width="5.75cm" svg:height="2.759cm" svg:x="2.75cm" svg:y="2.75cm">
          <draw:text-box>
            <text:p text:style-name="P5"><text:span text:style-name="T3">SELECt ?s ?o</text:span></text:p>
            <text:p text:style-name="P5"><text:span text:style-name="T3">WHERE {</text:span></text:p>
            <text:p text:style-name="P6"><text:span text:style-name="T4"><text:tab/></text:span><text:span text:style-name="T3">?s bizilekua ?o</text:span></text:p>
            <text:p text:style-name="P5"><text:span text:style-name="T3">}</text:span></text:p>
          </draw:text-box>
        </draw:frame>
        <draw:custom-shape draw:style-name="gr3" draw:text-style-name="P2" xml:id="id4" draw:id="id4" draw:layer="layout" svg:width="4.25cm" svg:height="0.999cm" svg:x="20.25cm" svg:y="11.963cm">
          <text:p text:style-name="P1"><text:span text:style-name="T1">Donost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5.5cm" svg:y1="12.463cm" svg:x2="20.25cm" svg:y2="12.463cm" draw:end-shape="id4" draw:end-glue-point="6" svg:d="M15500 12463h4750" svg:viewBox="0 0 4751 1">
          <text:p/>
        </draw:connector>
        <draw:frame draw:style-name="gr6" draw:text-style-name="P4" draw:layer="layout" svg:width="3.008cm" svg:height="0.963cm" svg:x="16.992cm" svg:y="11.75cm">
          <draw:text-box>
            <text:p><text:span text:style-name="T2">bizilekua</text:span></text:p>
          </draw:text-box>
        </draw:frame>
        <draw:custom-shape draw:style-name="gr2" draw:text-style-name="P2" draw:layer="layout" svg:width="2.5cm" svg:height="0.999cm" svg:x="13cm" svg:y="12.001cm">
          <text:p text:style-name="P1"><text:span text:style-name="T1">J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5" draw:id="id5" draw:layer="layout" svg:width="4.25cm" svg:height="0.999cm" svg:x="21.25cm" svg:y="2.963cm">
          <text:p text:style-name="P1"><text:span text:style-name="T1">?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6.5cm" svg:y1="3.463cm" svg:x2="21.25cm" svg:y2="3.463cm" draw:end-shape="id5" draw:end-glue-point="6" svg:d="M16500 3463h4750" svg:viewBox="0 0 4751 1">
          <text:p/>
        </draw:connector>
        <draw:frame draw:style-name="gr6" draw:text-style-name="P4" draw:layer="layout" svg:width="3.008cm" svg:height="0.963cm" svg:x="17.992cm" svg:y="2.75cm">
          <draw:text-box>
            <text:p><text:span text:style-name="T2">bizilekua</text:span></text:p>
          </draw:text-box>
        </draw:frame>
        <draw:custom-shape draw:style-name="gr10" draw:text-style-name="P8" draw:layer="layout" svg:width="2.5cm" svg:height="0.999cm" svg:x="14cm" svg:y="3.001cm">
          <text:p text:style-name="P1"><text:span text:style-name="T1">?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6" draw:id="id6" draw:layer="layout" svg:width="4.25cm" svg:height="0.75cm" svg:x="4cm" svg:y="4.0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7" draw:id="id7" draw:layer="layout" svg:width="12cm" svg:height="1.5cm" svg:x="13.75cm" svg:y="2.75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8.25cm" svg:y1="4.47cm" svg:x2="13.75cm" svg:y2="3.5cm" draw:start-shape="id6" draw:start-glue-point="1" draw:end-shape="id7" draw:end-glue-point="3" svg:d="M8250 4470l5500-970" svg:viewBox="0 0 5501 971">
          <text:p/>
        </draw:connector>
        <draw:custom-shape draw:style-name="gr3" draw:text-style-name="P2" xml:id="id8" draw:id="id8" draw:layer="layout" svg:width="4.25cm" svg:height="0.999cm" svg:x="23cm" svg:y="14.213cm">
          <text:p text:style-name="P1"><text:span text:style-name="T1">Donost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8.25cm" svg:y1="14.713cm" svg:x2="23cm" svg:y2="14.713cm" draw:end-shape="id8" draw:end-glue-point="6" svg:d="M18250 14713h4750" svg:viewBox="0 0 4751 1">
          <text:p/>
        </draw:connector>
        <draw:frame draw:style-name="gr6" draw:text-style-name="P4" draw:layer="layout" svg:width="3.008cm" svg:height="0.963cm" svg:x="19.742cm" svg:y="14cm">
          <draw:text-box>
            <text:p><text:span text:style-name="T2">bizilekua</text:span></text:p>
          </draw:text-box>
        </draw:frame>
        <draw:custom-shape draw:style-name="gr14" draw:text-style-name="P2" draw:layer="layout" svg:width="2.75cm" svg:height="0.999cm" svg:x="15.5cm" svg:y="14.251cm">
          <text:p text:style-name="P1"><text:span text:style-name="T1">Mik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9" draw:id="id9" draw:layer="layout" svg:width="12cm" svg:height="1.5cm" svg:x="14cm" svg:y="5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0" draw:id="id10" draw:layer="layout" svg:width="5.25cm" svg:height="5.5cm" svg:x="21cm" svg:y="5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2.5cm" svg:height="1.5cm" svg:x="12.5cm" svg:y="11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2.75cm" svg:height="1.5cm" svg:x="15cm" svg:y="14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9.75cm" svg:y1="4.25cm" svg:x2="20cm" svg:y2="5.75cm" draw:start-shape="id7" draw:start-glue-point="2" draw:end-shape="id9" svg:d="M19750 4250l250 1500" svg:viewBox="0 0 251 1501">
          <text:p/>
        </draw:connector>
        <draw:connector draw:style-name="gr13" draw:text-style-name="P3" draw:layer="layout" draw:type="line" svg:x1="19.75cm" svg:y1="4.25cm" svg:x2="23.625cm" svg:y2="5.5cm" draw:start-shape="id7" draw:start-glue-point="2" draw:end-shape="id10" draw:end-glue-point="0" svg:d="M19750 4250l3875 1250" svg:viewBox="0 0 3876 1251">
          <text:p/>
        </draw:connector>
        <draw:connector draw:style-name="gr13" draw:text-style-name="P3" draw:layer="layout" draw:type="line" svg:x1="16.319cm" svg:y1="11.347cm" svg:x2="16.161cm" svg:y2="7.678cm" svg:d="M16319 11347l-158-3669" svg:viewBox="0 0 159 3670">
          <text:p/>
        </draw:connector>
        <draw:connector draw:style-name="gr13" draw:text-style-name="P3" draw:layer="layout" draw:type="line" svg:x1="26.459cm" svg:y1="13.886cm" svg:x2="25.5cm" svg:y2="11.25cm" svg:d="M26459 13886l-959-2636" svg:viewBox="0 0 960 2637">
          <text:p/>
        </draw:connector>
        <draw:connector draw:style-name="gr13" draw:text-style-name="P3" draw:layer="layout" draw:type="line" svg:x1="12.306cm" svg:y1="12.678cm" svg:x2="8.364cm" svg:y2="13.513cm" svg:d="M12306 12678l-3942 835" svg:viewBox="0 0 3943 836">
          <text:p/>
        </draw:connector>
        <draw:connector draw:style-name="gr13" draw:text-style-name="P3" draw:layer="layout" draw:type="line" svg:x1="8.25cm" svg:y1="14.487cm" svg:x2="14.685cm" svg:y2="14.703cm" svg:d="M8250 14487l6435 216" svg:viewBox="0 0 6436 21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4" draw:display-name="Puntas de flecha 4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16:18:37.486651864</meta:creation-date>
    <dc:date>2026-03-28T09:51:10.867562601</dc:date>
    <meta:editing-duration>PT45M34S</meta:editing-duration>
    <meta:editing-cycles>11</meta:editing-cycles>
    <meta:generator>LibreOffice/24.2.7.2$Linux_X86_64 LibreOffice_project/420$Build-2</meta:generator>
    <meta:document-statistic meta:object-count="36"/>
  </office:meta>
</office:document-meta>
</file>